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5-11-2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5-09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5-06-0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5-03-1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4-08-1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4-04-2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4-02-23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3-11-1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3-07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3-05-1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3-02-0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2-11-0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2-07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1-02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0-07-0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20-02-2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9-11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9-07-12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9-04-16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9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8-10-29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8-08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8-04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8-01-0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7-10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7-08-03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7-05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7-03-15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6-11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6-09-12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6-05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6-02-19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5-07-16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5-05-2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5-02-0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4-10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4-08-2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4-06-02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4-02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3-11-1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3-08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3-04-25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3-02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2-11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2-08-1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2-05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2-02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1-12-1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1-07-2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1-05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1-03-0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0-11-1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0-07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0-04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10-03-0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9-08-1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9-04-16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9-02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8-10-2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8-07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8-04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8-01-24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7-10-18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7-07-1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7-05-22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7-01-1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6-11-1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6-07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6-04-20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5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3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2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2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200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7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6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3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1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8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6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2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4712" calcext:value-type="float">
            <text:p>16.3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8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0464" calcext:value-type="float">
            <text:p>14.3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4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8272" calcext:value-type="float">
            <text:p>14.3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956076055101</text:p>
          </table:table-cell>
          <table:table-cell office:value-type="string" calcext:value-type="string">
            <text:p>54G 13 SOW 067</text:p>
          </table:table-cell>
          <table:table-cell office:value-type="string" calcext:value-type="string">
            <text:p>197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